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56B00000116CB5EDDD3D49284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a01" officeooo:paragraph-rsid="0000ba01"/>
    </style:style>
    <style:style style:name="P2" style:family="paragraph" style:parent-style-name="Heading_20_1">
      <style:text-properties officeooo:paragraph-rsid="0000ba01"/>
    </style:style>
    <style:style style:name="P3" style:family="paragraph" style:parent-style-name="Standard">
      <style:text-properties officeooo:paragraph-rsid="0000ba01"/>
    </style:style>
    <style:style style:name="T1" style:family="text">
      <style:text-properties officeooo:rsid="0000ba01"/>
    </style:style>
    <style:style style:name="T2" style:family="text">
      <style:text-properties officeooo:rsid="00074da1"/>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Lorem ipsum...</text:h>
      <text:p text:style-name="P1">...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draw:frame draw:style-name="fr1" draw:name="Kép 1" text:anchor-type="as-char" svg:width="15.094cm" svg:height="3.214cm" draw:z-index="0"><draw:image xlink:href="Pictures/100002000000056B00000116CB5EDDD3D4928474.png" xlink:type="simple" xlink:show="embed" xlink:actuate="onLoad" draw:mime-type="image/png"/></draw:frame></text:p>
      <text:h text:style-name="P2" text:outline-level="1">Lorem ipsum...</text:h>
      <text:p text:style-name="P3"><text:span text:style-name="T1">...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ext:span><text:span text:style-name="T1"><draw:frame draw:style-name="fr1" draw:name="Image1" text:anchor-type="as-char" svg:width="7.788cm" svg:height="3.214cm" draw:z-index="1"><draw:image xlink:href="Pictures/100002000000056B00000116CB5EDDD3D4928474.png" xlink:type="simple" xlink:show="embed" xlink:actuate="onLoad" draw:mime-type="image/png"/></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600%"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05T14:35:33.743478354</meta:creation-date>
    <dc:date>2020-08-26T11:07:52.586000000</dc:date>
    <meta:editing-duration>PT11M47S</meta:editing-duration>
    <meta:editing-cycles>6</meta:editing-cycles>
    <meta:generator>LibreOfficeDev/7.1.0.0.alpha0$Windows_X86_64 LibreOffice_project/1b65793532e68efe720e0c2c547f38dd1686613b</meta:generator>
    <meta:document-statistic meta:table-count="0" meta:image-count="2" meta:object-count="0" meta:page-count="2" meta:paragraph-count="4" meta:word-count="131" meta:character-count="964" meta:non-whitespace-character-count="835"/>
  </office:meta>
</office:document-meta>
</file>